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844cm" fo:margin-left="-1.259cm" fo:margin-right="-1.586cm" table:align="margins"/>
    </style:style>
    <style:style style:name="Table1.A" style:family="table-column">
      <style:table-column-properties style:column-width="4.154cm" style:rel-column-width="13718*"/>
    </style:style>
    <style:style style:name="Table1.B" style:family="table-column">
      <style:table-column-properties style:column-width="5.609cm" style:rel-column-width="18524*"/>
    </style:style>
    <style:style style:name="Table1.C" style:family="table-column">
      <style:table-column-properties style:column-width="4.26cm" style:rel-column-width="14068*"/>
    </style:style>
    <style:style style:name="Table1.D" style:family="table-column">
      <style:table-column-properties style:column-width="5.821cm" style:rel-column-width="1922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D1" style:family="table-cell">
      <style:table-cell-properties fo:padding="0.097cm" fo:border="0.002cm solid #000000"/>
    </style:style>
    <style:style style:name="P1" style:family="paragraph" style:parent-style-name="Table_20_Contents">
      <style:text-properties style:font-name="Courier New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p1 <text:s/>- GND</text:p>
            <text:p text:style-name="P1">p2 <text:s/>- Spare IO#1 </text:p>
            <text:p text:style-name="P1">p3 <text:s/>- EXP RAM /CS</text:p>
            <text:p text:style-name="P1">p4 <text:s/>- EZ80 /MREQ</text:p>
            <text:p text:style-name="P1">p5 <text:s/>- EZ80 /IOREQ</text:p>
            <text:p text:style-name="P1">p6 <text:s/>- VCC</text:p>
            <text:p text:style-name="P1">p7 <text:s/>- EZ80 A23</text:p>
            <text:p text:style-name="P1">p8 <text:s/>- GND</text:p>
            <text:p text:style-name="P1">p9 <text:s/>- EZ80 A22</text:p>
            <text:p text:style-name="P1">p10 - EZ80 A21</text:p>
            <text:p text:style-name="P1">p11 - EZ80 A20</text:p>
            <text:p text:style-name="P1">p12 - EZ80 A19</text:p>
            <text:p text:style-name="P1">p13 - EZ80 A18</text:p>
            <text:p text:style-name="P1">p14 - GND</text:p>
            <text:p text:style-name="P1">p15 - EZ80 A17</text:p>
            <text:p text:style-name="P1">p16 - EZ80 A16</text:p>
            <text:p text:style-name="P1">p17 - VCCAUX</text:p>
            <text:p text:style-name="P1">p18 - EZ80 A15</text:p>
            <text:p text:style-name="P1">p19 - EZ80 /RD</text:p>
            <text:p text:style-name="P1">p20 - EZ80 D7</text:p>
            <text:p text:style-name="P1">p21 - EZ80 D6</text:p>
            <text:p text:style-name="P1">p22 - EZ80 D5</text:p>
            <text:p text:style-name="P1">p23 - VCC</text:p>
            <text:p text:style-name="P1">p24 - EZ80 D4</text:p>
            <text:p text:style-name="P1">p25 - GND</text:p>
            <text:p text:style-name="P1">p26 - EZ80 A14</text:p>
            <text:p text:style-name="P1">p27 - EZ80 A13</text:p>
            <text:p text:style-name="P1">p28 - EZ80 A12</text:p>
            <text:p text:style-name="P1">p29 - EZ80 A11</text:p>
            <text:p text:style-name="P1">p30 - GND</text:p>
            <text:p text:style-name="P1">p31 - EZ80 A10</text:p>
            <text:p text:style-name="P1">p32 - VCC</text:p>
            <text:p text:style-name="P1">p33 - EZ80 A9</text:p>
            <text:p text:style-name="P1">p34 - EZ80 A8</text:p>
            <text:p text:style-name="P1">p35 - EZ80 A7</text:p>
            <text:p text:style-name="P1">p36 - EZ80 A6</text:p>
            <text:p text:style-name="P1">p37 - EZ80 A5</text:p>
            <text:p text:style-name="P1">p38 - VCCAUX</text:p>
            <text:p text:style-name="P1">p39 - EZ80 /WR</text:p>
            <text:p text:style-name="P1">p40 - EZ80 D3</text:p>
            <text:p text:style-name="P1">p41 - GND</text:p>
            <text:p text:style-name="P1">p42 - EZ80 D2</text:p>
            <text:p text:style-name="P1">p43 - EZ80 D1</text:p>
            <text:p text:style-name="P1">p44 - EZ80 D0</text:p>
            <text:p text:style-name="P1">p45 - SYSRAM /CS</text:p>
            <text:p text:style-name="P1">p46 - EZ80 A4</text:p>
            <text:p text:style-name="P1">p47 - GND</text:p>
            <text:p text:style-name="P1">p48 - EZ80 A3</text:p>
            <text:p text:style-name="P1">p49 - VCC</text:p>
            <text:p text:style-name="P1">p50 - EZ80 A2</text:p>
            <text:p text:style-name="P1">p51 - EZ80 A1</text:p>
            <text:p text:style-name="P1">p52 - EZ80 A0</text:p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e1.A1" office:value-type="string">
            <text:p text:style-name="P1">p53 - GND</text:p>
            <text:p text:style-name="P1">p54 - M1</text:p>
            <text:p text:style-name="P1">p55 - M0</text:p>
            <text:p text:style-name="P1">p56 - M2</text:p>
            <text:p text:style-name="P1">p57 - EZ80 XIN (Clock)</text:p>
            <text:p text:style-name="P1">p58 - SD CARD /CS</text:p>
            <text:p text:style-name="P1">p59 - GND</text:p>
            <text:p text:style-name="P1">p60 - VCC</text:p>
            <text:p text:style-name="P1">p61 - SD CARD DATA IN</text:p>
            <text:p text:style-name="P1">p62 - SD CARD POWER</text:p>
            <text:p text:style-name="P1">p63 - SD CARD CLOCK</text:p>
            <text:p text:style-name="P1">p64 - SD CARD DATA OUT</text:p>
            <text:p text:style-name="P1">p65 - PIC RB2</text:p>
            <text:p text:style-name="P1">p66 - GND</text:p>
            <text:p text:style-name="P1">p67 - EZ80 IRQ [PB0]</text:p>
            <text:p text:style-name="P1">p68 - VRAM_B A18</text:p>
            <text:p text:style-name="P1">p69 - VCCAUX</text:p>
            <text:p text:style-name="P1">p70 - VCCINT</text:p>
            <text:p text:style-name="P1">p71 - VRAM_B A17</text:p>
            <text:p text:style-name="P1">p72 - VRAM_B A16</text:p>
            <text:p text:style-name="P1">p73 - VCC</text:p>
            <text:p text:style-name="P1">p74 - VRAM_B A15</text:p>
            <text:p text:style-name="P1">p75 - GND</text:p>
            <text:p text:style-name="P1">p76 - MAIN CLOCK IN</text:p>
            <text:p text:style-name="P1">p77 - VRAM_B /RD</text:p>
            <text:p text:style-name="P1">p78 - VRAM_B D7</text:p>
            <text:p text:style-name="P1">p79 - VRAM_B D6</text:p>
            <text:p text:style-name="P1">p80 - VRAM_B D5</text:p>
            <text:p text:style-name="P1">p81 - FPGA_D_OUT (PIC A5)</text:p>
            <text:p text:style-name="P1">p82 - GND</text:p>
            <text:p text:style-name="P1">p83 - FPGA_INITB (PIC B1)</text:p>
            <text:p text:style-name="P1">p84 - VCC</text:p>
            <text:p text:style-name="P1">p85 - VRAM_B D4</text:p>
            <text:p text:style-name="P1">p86 - VRAM_B A14</text:p>
            <text:p text:style-name="P1">p87 - VRAM_B A13</text:p>
            <text:p text:style-name="P1">p88 - VCCINT</text:p>
            <text:p text:style-name="P1">p89 - VCCAUX</text:p>
            <text:p text:style-name="P1">p90 - VRAM_B 12</text:p>
            <text:p text:style-name="P1">p91 - GND</text:p>
            <text:p text:style-name="P1">p92 - FPGA_D_IN (PIC RB0)</text:p>
            <text:p text:style-name="P1">p93 - VRAM_B A11</text:p>
            <text:p text:style-name="P1">p94 - VRAM_B A10</text:p>
            <text:p text:style-name="P1">p95 - VRAM_B A0</text:p>
            <text:p text:style-name="P1">p96 - VRAM_B A1</text:p>
            <text:p text:style-name="P1">p97 - VRAM_B A2</text:p>
            <text:p text:style-name="P1">p98 - VCC</text:p>
            <text:p text:style-name="P1">p99 - <text:s/>GND</text:p>
            <text:p text:style-name="P1">p100 - VRAM_B A3</text:p>
            <text:p text:style-name="P1">p101 - VRAM_B A4</text:p>
            <text:p text:style-name="P1">p102 - VRAM_B /CS</text:p>
            <text:p text:style-name="P1">p103 - FPGA DONE</text:p>
            <text:p text:style-name="P1">p104 - FPGA CCLK</text:p>
          </table:table-cell>
          <table:table-cell table:style-name="Table1.A1" office:value-type="string">
            <text:p text:style-name="P1">p105 - GND</text:p>
            <text:p text:style-name="P1">p106 - VRAM_B D0</text:p>
            <text:p text:style-name="P1">p107 - VRAM_B D1</text:p>
            <text:p text:style-name="P1">p108 - VRAM_B D2</text:p>
            <text:p text:style-name="P1">p119 - VRAM_B D3</text:p>
            <text:p text:style-name="P1">p110 - VCC</text:p>
            <text:p text:style-name="P1">p111 - VRAM_B /WR</text:p>
            <text:p text:style-name="P1">p112 - GND</text:p>
            <text:p text:style-name="P1">p113 - VRAM_B A5</text:p>
            <text:p text:style-name="P1">p114 - VRAM_B A6</text:p>
            <text:p text:style-name="P1">p115 - VRAM_B A7</text:p>
            <text:p text:style-name="P1">p116 - VRAM_B A8</text:p>
            <text:p text:style-name="P1">p117 - VRAM_B A9</text:p>
            <text:p text:style-name="P1">p118 - GND</text:p>
            <text:p text:style-name="P1">p119 - VRAM_A A18</text:p>
            <text:p text:style-name="P1">p120 - VRAM_A A17</text:p>
            <text:p text:style-name="P1">p121 - VCCAUX</text:p>
            <text:p text:style-name="P1">p122 - VRAM_A A16</text:p>
            <text:p text:style-name="P1">p123 - VRAM_A A15</text:p>
            <text:p text:style-name="P1">p124 - VRAM_A /RD</text:p>
            <text:p text:style-name="P1">p125 - VRAM_A D7</text:p>
            <text:p text:style-name="P1">p126 - VRAM_A D6</text:p>
            <text:p text:style-name="P1">p127 - VCC</text:p>
            <text:p text:style-name="P1">p128 - VRAM_A D5</text:p>
            <text:p text:style-name="P1">p129 - GND</text:p>
            <text:p text:style-name="P1">p130 - VRAM_A D4</text:p>
            <text:p text:style-name="P1">p131 - VRAM_A A14</text:p>
            <text:p text:style-name="P1">p132 - VRAM_A A13</text:p>
            <text:p text:style-name="P1">p133 - VRAM_A A12</text:p>
            <text:p text:style-name="P1">p134 - GND</text:p>
            <text:p text:style-name="P1">p135 - VRAM_A A11</text:p>
            <text:p text:style-name="P1">p136 - VCC</text:p>
            <text:p text:style-name="P1">p137 - VRAM_A A10</text:p>
            <text:p text:style-name="P1">p138 - VRAM_A A0</text:p>
            <text:p text:style-name="P1">p139 - VRAM_A A1</text:p>
            <text:p text:style-name="P1">p140 - VRAM_A A2</text:p>
            <text:p text:style-name="P1">p141 - VRAM_A A3</text:p>
            <text:p text:style-name="P1">p142 - VCCAUX</text:p>
            <text:p text:style-name="P1">p143 - VRAM_A A4</text:p>
            <text:p text:style-name="P1">p144 - VRAM_A /CS</text:p>
            <text:p text:style-name="P1">p145 - GND</text:p>
            <text:p text:style-name="P1">p146 - VRAM_A D0</text:p>
            <text:p text:style-name="P1">p147 - VRAM_A D1</text:p>
            <text:p text:style-name="P1">p148 - VRAM_A A9</text:p>
            <text:p text:style-name="P1">p149 - VRAM_A A8</text:p>
            <text:p text:style-name="P1">p150 - VRAM_A A7</text:p>
            <text:p text:style-name="P1">p151 - GND</text:p>
            <text:p text:style-name="P1">p152 - VRAM_A A6</text:p>
            <text:p text:style-name="P1">p153 - VCC </text:p>
            <text:p text:style-name="P1">p154 - VRAM_A A5</text:p>
            <text:p text:style-name="P1">p155 - VRAM_A /WR</text:p>
            <text:p text:style-name="P1">p156 - VRAM_A D3</text:p>
          </table:table-cell>
          <table:table-cell table:style-name="Table1.D1" office:value-type="string">
            <text:p text:style-name="P1">p157 - GND</text:p>
            <text:p text:style-name="P1">p158 - FPGA JTAG TDO</text:p>
            <text:p text:style-name="P1">p159 - FPGA JTAG TCK</text:p>
            <text:p text:style-name="P1">p160 - FPGA JTAG TMS</text:p>
            <text:p text:style-name="P1">p161 - Spare IO#2 </text:p>
            <text:p text:style-name="P1">p162 - VRAM_A D2</text:p>
            <text:p text:style-name="P1">p163 - GND</text:p>
            <text:p text:style-name="P1">p164 - VCC</text:p>
            <text:p text:style-name="P1">p165 - V SYNC</text:p>
            <text:p text:style-name="P1">p166 - BLUE 0</text:p>
            <text:p text:style-name="P1">p167 - BLUE 1</text:p>
            <text:p text:style-name="P1">p168 - BLUE 2</text:p>
            <text:p text:style-name="P1">p169 - BLUE 3</text:p>
            <text:p text:style-name="P1">p170 - GND</text:p>
            <text:p text:style-name="P1">p171 - GREEN 0</text:p>
            <text:p text:style-name="P1">p172 - GREEN 1</text:p>
            <text:p text:style-name="P1">p173 - VCCAUX</text:p>
            <text:p text:style-name="P1">p174 - VCCINT</text:p>
            <text:p text:style-name="P1">p175 - GREEN 2</text:p>
            <text:p text:style-name="P1">p176 - GREEN 3</text:p>
            <text:p text:style-name="P1">p177 - VCC</text:p>
            <text:p text:style-name="P1">p178 - RED 0</text:p>
            <text:p text:style-name="P1">p179 - GND</text:p>
            <text:p text:style-name="P1">p180 - RED 1</text:p>
            <text:p text:style-name="P1">p181 - RED 2</text:p>
            <text:p text:style-name="P1">p182 - RED 3</text:p>
            <text:p text:style-name="P1">p183 - H SYNC</text:p>
            <text:p text:style-name="P1">p184 - AUDIO 0</text:p>
            <text:p text:style-name="P1">p185 - AUDIO 1</text:p>
            <text:p text:style-name="P1">p186 - GND</text:p>
            <text:p text:style-name="P1">p187 - MOUSE DATA OUT</text:p>
            <text:p text:style-name="P1">p188 - VCC</text:p>
            <text:p text:style-name="P1">p189 - MOUSE CLOCK OUT</text:p>
            <text:p text:style-name="P1">p190 - KEYBOARD DATA OUT</text:p>
            <text:p text:style-name="P1">p191 - KEYBOARD CLOCK OUT</text:p>
            <text:p text:style-name="P1">p192 - VCCINT</text:p>
            <text:p text:style-name="P1">p193 - VCCAUX</text:p>
            <text:p text:style-name="P1">p194 - KEYBOARD CLOCK IN</text:p>
            <text:p text:style-name="P1">p195 - GND</text:p>
            <text:p text:style-name="P1">p196 - KEYBOARD DATA IN</text:p>
            <text:p text:style-name="P1">p197 - MOUSE CLOCK IN</text:p>
            <text:p text:style-name="P1">p198 - MOUSE DATA IN</text:p>
            <text:p text:style-name="P1">p199 - EZ80 /BUSACK</text:p>
            <text:p text:style-name="P1">p200 - EZ80 /BUSREQ</text:p>
            <text:p text:style-name="P1">p201 - VCC</text:p>
            <text:p text:style-name="P1">p202 - GND</text:p>
            <text:p text:style-name="P1">p203 - EZ80 /NMI</text:p>
            <text:p text:style-name="P1">p204 - RESET IN</text:p>
            <text:p text:style-name="P1">p205 - EZ80 WAIT</text:p>
            <text:p text:style-name="P1">p206 - GND</text:p>
            <text:p text:style-name="P1">p207 - FPGA_PROG_B</text:p>
            <text:p text:style-name="P1">p208 - FPGA_JTAG_TD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0T14:15:19.39</meta:creation-date>
    <meta:print-date>2010-09-20T14:19:55.07</meta:print-date>
    <dc:date>2011-11-21T18:38:02</dc:date>
    <meta:editing-duration>PT11M9S</meta:editing-duration>
    <meta:editing-cycles>6</meta:editing-cycles>
    <meta:generator>OpenOffice.org/3.3$Win32 OpenOffice.org_project/330m20$Build-9567</meta:generator>
    <meta:document-statistic meta:table-count="1" meta:image-count="0" meta:object-count="0" meta:page-count="1" meta:paragraph-count="208" meta:word-count="795" meta:character-count="2981"/>
  </office:meta>
</office:document-meta>
</file>